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628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ackground-color="#f2dcdb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2" style:family="table-cell" style:parent-style-name="Excel_20_Built-in_20_Normal" style:data-style-name="N0">
      <style:table-cell-properties fo:background-color="#632523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ffffff" style:font-name="나눔고딕" fo:font-size="15pt" fo:font-weight="bold" style:font-name-asian="나눔고딕1" style:font-size-asian="15pt" style:font-weight-asian="bold" style:font-name-complex="나눔고딕1" style:font-size-complex="15pt" style:font-weight-complex="bold"/>
    </style:style>
    <style:style style:name="ce3" style:family="table-cell" style:parent-style-name="Excel_20_Built-in_20_Normal" style:data-style-name="N0">
      <style:table-cell-properties fo:background-color="#00cccc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style:font-name-asian="나눔고딕1" style:font-name-complex="나눔고딕1"/>
    </style:style>
    <style:style style:name="ce5" style:family="table-cell" style:parent-style-name="Default" style:data-style-name="N0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000000" style:font-name="?? ??" style:font-name-asian="?? ??1" style:font-name-complex="?? ??1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fo:color="#000000" style:font-name="나눔고딕" fo:font-weight="bold" style:font-name-asian="나눔고딕1" style:font-weight-asian="bold" style:font-name-complex="나눔고딕1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2dcdb" fo:border="0.002cm solid #000000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나눔고딕" style:font-name-asian="나눔고딕1" style:font-name-complex="나눔고딕1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자유 게시글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Free Board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자유 게시글 테이블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b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게시글 제목</text:p>
          </table:table-cell>
          <table:table-cell table:style-name="ce4" office:value-type="string">
            <text:p>title</text:p>
          </table:table-cell>
          <table:table-cell table:style-name="ce7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사용자 번호</text:p>
          </table:table-cell>
          <table:table-cell table:style-name="ce4" office:value-type="string">
            <text:p>u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8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등록일자</text:p>
          </table:table-cell>
          <table:table-cell table:style-name="ce4" office:value-type="string">
            <text:p>hiredate</text:p>
          </table:table-cell>
          <table:table-cell table:style-name="ce7" office:value-type="string">
            <text:p>DATA</text:p>
          </table:table-cell>
          <table:table-cell table:style-name="ce4" table:number-columns-repeated="4"/>
          <table:table-cell table:style-name="ce4" office:value-type="string">
            <text:p>O</text:p>
          </table:table-cell>
          <table:table-cell table:style-name="ce4"/>
          <table:table-cell table:style-name="ce4" office:value-type="string">
            <text:p>sysdate</text:p>
          </table:table-cell>
          <table:table-cell table:style-name="ce10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게시글 내용</text:p>
          </table:table-cell>
          <table:table-cell table:style-name="ce4" office:value-type="string">
            <text:p>content</text:p>
          </table:table-cell>
          <table:table-cell table:style-name="ce7" office:value-type="string">
            <text:p>VARCHAR2</text:p>
          </table:table-cell>
          <table:table-cell table:style-name="ce4" office:value-type="float" office:value="4000">
            <text:p>4000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string">
            <text:p>삭제여부</text:p>
          </table:table-cell>
          <table:table-cell table:style-name="ce4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 office:value-type="string">
            <text:p>Y</text:p>
          </table:table-cell>
          <table:table-cell table:style-name="ce10" office:value-type="string">
            <text:p>CHECK(isshow IN(‘Y’,’N’))</text:p>
          </table:table-cell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string">
            <text:p>게시판 코드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NUMBER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이미지 번호</text:p>
          </table:table-cell>
          <table:table-cell table:style-name="ce4" office:value-type="string">
            <text:p>imgnum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8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office:value-type="string">
            <text:p>조회수</text:p>
          </table:table-cell>
          <table:table-cell table:style-name="ce4" office:value-type="string">
            <text:p>v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트레이너 게시글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7" table:default-cell-style-name="ce4"/>
        <table:table-column table:style-name="co1" table:default-cell-style-name="ce10"/>
        <table:table-row table:style-name="ro3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Trainer Board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트레이너 게시글 테이블</text:p>
          </table:table-cell>
          <table:covered-table-cell table:number-columns-repeated="10" table:style-name="ce6"/>
        </table:table-row>
        <table:table-row table:style-name="ro4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게시글 번호</text:p>
          </table:table-cell>
          <table:table-cell office:value-type="string">
            <text:p>b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게시글 제목</text:p>
          </table:table-cell>
          <table:table-cell office:value-type="string">
            <text:p>title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사용자 번호</text:p>
          </table:table-cell>
          <table:table-cell office:value-type="string">
            <text:p>u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table:style-name="ce8" office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등록일자</text:p>
          </table:table-cell>
          <table:table-cell office:value-type="string">
            <text:p>hiredate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sysdat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게시글 내용</text:p>
          </table:table-cell>
          <table:table-cell office:value-type="string">
            <text:p>content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캘린더 번호</text:p>
          </table:table-cell>
          <table:table-cell office:value-type="string">
            <text:p>c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T 회원</text:p>
          </table:table-cell>
          <table:table-cell office:value-type="string">
            <text:p>user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삭제여부</text:p>
          </table:table-cell>
          <table:table-cell office:value-type="string">
            <text:p>isshow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>CHECK(isshow IN(‘Y’,’N’)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게시판 코드</text:p>
          </table:table-cell>
          <table:table-cell office:value-type="string">
            <text:p>code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이미지 번호</text:p>
          </table:table-cell>
          <table:table-cell office:value-type="string">
            <text:p>imgnum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/>
          <table:table-cell table:style-name="ce8" office:value-type="string">
            <text:p>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조회수</text:p>
          </table:table-cell>
          <table:table-cell office:value-type="string">
            <text:p>v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</table:table>
      <table:table table:name="캘린더 게시글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7" table:default-cell-style-name="ce4"/>
        <table:table-column table:style-name="co1" table:default-cell-style-name="ce10"/>
        <table:table-row table:style-name="ro3">
          <table:table-cell/>
          <table:table-cell table:style-name="Default" table:number-columns-repeated="12"/>
        </table:table-row>
        <table:table-row table:style-name="ro4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calender board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캘린더 게시글 테이블</text:p>
          </table:table-cell>
          <table:covered-table-cell table:number-columns-repeated="10" table:style-name="ce6"/>
        </table:table-row>
        <table:table-row table:style-name="ro4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캘린더 번호</text:p>
          </table:table-cell>
          <table:table-cell office:value-type="string">
            <text:p>cno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운동 명</text:p>
          </table:table-cell>
          <table:table-cell office:value-type="string">
            <text:p>htn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운동 부위</text:p>
          </table:table-cell>
          <table:table-cell office:value-type="string">
            <text:p>htb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table-cell/>
          <table:table-cell table:style-name="ce8"/>
          <table:table-cell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식 단</text:p>
          </table:table-cell>
          <table:table-cell office:value-type="string">
            <text:p>eat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사용 여부</text:p>
          </table:table-cell>
          <table:table-cell office:value-type="string">
            <text:p>show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CHECK(show in(‘Y’, ‘N’))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5"/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</table:table>
      <table:table table:name="이미지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image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게시글 이미지</text:p>
          </table:table-cell>
          <table:covered-table-cell table:number-columns-repeated="10" table:style-name="ce6"/>
        </table:table-row>
        <table:table-row table:style-name="ro4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번호</text:p>
          </table:table-cell>
          <table:table-cell table:style-name="ce4" office:value-type="string">
            <text:p>i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파일명</text:p>
          </table:table-cell>
          <table:table-cell table:style-name="ce4" office:value-type="string">
            <text:p>name</text:p>
          </table:table-cell>
          <table:table-cell table:style-name="ce7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파일크기</text:p>
          </table:table-cell>
          <table:table-cell table:style-name="ce4" office:value-type="string">
            <text:p>size</text:p>
          </table:table-cell>
          <table:table-cell table:style-name="ce7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파일경로</text:p>
          </table:table-cell>
          <table:table-cell table:style-name="ce4" office:value-type="string">
            <text:p>url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no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4" office:value-type="string">
            <text:p>O</text:p>
          </table:table-cell>
          <table:table-cell table:style-name="ce4" office:value-type="string">
            <text:p>‘Y’</text:p>
          </table:table-cell>
          <table:table-cell table:style-name="ce10" office:value-type="string">
            <text:p>CHECK(isshow in(‘Y’, ‘N’))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댓글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Table Name</text:p>
          </table:table-cell>
          <table:table-cell table:style-name="ce5" office:value-type="string" table:number-columns-spanned="11" table:number-rows-spanned="1">
            <text:p>reply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Table Commend</text:p>
          </table:table-cell>
          <table:table-cell table:style-name="ce5" office:value-type="string" table:number-columns-spanned="11" table:number-rows-spanned="1">
            <text:p>답글 게시판</text:p>
          </table:table-cell>
          <table:covered-table-cell table:number-columns-repeated="10" table:style-name="ce6"/>
        </table:table-row>
        <table:table-row table:style-name="ro4">
          <table:table-cell/>
          <table:table-cell table:style-name="ce1" office:value-type="string">
            <text:p>작성일</text:p>
          </table:table-cell>
          <table:table-cell table:style-name="ce1" office:value-type="string" table:number-columns-spanned="7" table:number-rows-spanned="1">
            <text:p>2020월 5월 8일</text:p>
          </table:table-cell>
          <table:covered-table-cell table:number-columns-repeated="6" table:style-name="ce6"/>
          <table:table-cell table:style-name="ce1" office:value-type="string">
            <text:p>작성자</text:p>
          </table:table-cell>
          <table:table-cell table:style-name="ce9" office:value-type="string" table:number-columns-spanned="3" table:number-rows-spanned="1">
            <text:p>주재석</text:p>
          </table:table-cell>
          <table:covered-table-cell table:number-columns-repeated="2" table:style-name="ce6"/>
        </table:table-row>
        <table:table-row table:style-name="ro2">
          <table:table-cell/>
          <table:table-cell table:style-name="ce2" office:value-type="string">
            <text:p>Entity</text:p>
          </table:table-cell>
          <table:table-cell table:style-name="ce2" table:number-columns-repeated="11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3" office:value-type="string">
            <text:p>Logical Entity</text:p>
          </table:table-cell>
          <table:table-cell table:style-name="ce3" office:value-type="string">
            <text:p>Physical Entity</text:p>
          </table:table-cell>
          <table:table-cell table:style-name="ce3" office:value-type="string">
            <text:p>Data Type</text:p>
          </table:table-cell>
          <table:table-cell table:style-name="ce3" office:value-type="string">
            <text:p>Length</text:p>
          </table:table-cell>
          <table:table-cell table:style-name="ce3" office:value-type="string">
            <text:p>PK</text:p>
          </table:table-cell>
          <table:table-cell table:style-name="ce3" office:value-type="string">
            <text:p>FK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NN</text:p>
          </table:table-cell>
          <table:table-cell table:style-name="ce3" office:value-type="string">
            <text:p>Check</text:p>
          </table:table-cell>
          <table:table-cell table:style-name="ce3" office:value-type="string">
            <text:p>Default</text:p>
          </table:table-cell>
          <table:table-cell table:style-name="ce3" office:value-type="string">
            <text:p>Remark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댓글 번호</text:p>
          </table:table-cell>
          <table:table-cell table:style-name="ce4" office:value-type="string">
            <text:p>r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</text:p>
          </table:table-cell>
          <table:table-cell table:style-name="ce4" table:number-columns-repeated="5"/>
          <table:table-cell table:style-name="ce10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사용자 번호</text:p>
          </table:table-cell>
          <table:table-cell table:style-name="ce4" office:value-type="string">
            <text:p>u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댓글 내용</text:p>
          </table:table-cell>
          <table:table-cell table:style-name="ce4" office:value-type="string">
            <text:p>content</text:p>
          </table:table-cell>
          <table:table-cell table:style-name="ce7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/>
          <table:table-cell table:style-name="ce11"/>
          <table:table-cell table:style-name="ce4"/>
          <table:table-cell table:style-name="ce4" office:value-type="string">
            <text:p>O</text:p>
          </table:table-cell>
          <table:table-cell table:style-name="ce4" table:number-columns-repeated="2"/>
          <table:table-cell table:style-name="ce10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게시글 번호</text:p>
          </table:table-cell>
          <table:table-cell table:style-name="ce4" office:value-type="string">
            <text:p>bno</text:p>
          </table:table-cell>
          <table:table-cell table:style-name="ce7" office:value-type="string">
            <text:p>NUMBER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1" office:value-type="string">
            <text:p>O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string">
            <text:p>삭제 여부</text:p>
          </table:table-cell>
          <table:table-cell table:style-name="ce4" office:value-type="string">
            <text:p>isshow</text:p>
          </table:table-cell>
          <table:table-cell table:style-name="ce7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number-columns-repeated="2" table:style-name="ce4" office:value-type="string">
            <text:p>O</text:p>
          </table:table-cell>
          <table:table-cell table:style-name="ce4" office:value-type="string">
            <text:p>‘Y’</text:p>
          </table:table-cell>
          <table:table-cell table:style-name="ce10" office:value-type="string">
            <text:p>CHECK(isshow in(‘Y’, ‘N’))</text:p>
          </table:table-cell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1">
            <text:p>11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7"/>
          <table:table-cell table:style-name="ce4" table:number-columns-repeated="7"/>
          <table:table-cell table:style-name="ce10"/>
        </table:table-row>
        <table:table-row table:style-name="ro1">
          <table:table-cell/>
          <table:table-cell table:style-name="ce4" office:value-type="float" office:value="14">
            <text:p>14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4" office:value-type="float" office:value="16">
            <text:p>16</text:p>
          </table:table-cell>
          <table:table-cell table:style-name="ce4" table:number-columns-repeated="10"/>
          <table:table-cell table:style-name="ce10"/>
        </table:table-row>
        <table:table-row table:style-name="ro1">
          <table:table-cell/>
          <table:table-cell table:style-name="ce1" office:value-type="string">
            <text:p>Project Name</text:p>
          </table:table-cell>
          <table:table-cell table:style-name="ce1" office:value-type="string" table:number-columns-spanned="11" table:number-rows-spanned="1">
            <text:p>trainer&amp;human</text:p>
          </table:table-cell>
          <table:covered-table-cell table:number-columns-repeated="10" table:style-name="ce6"/>
        </table:table-row>
        <table:table-row table:style-name="ro1">
          <table:table-cell/>
          <table:table-cell table:style-name="ce1" office:value-type="string">
            <text:p>팀이름</text:p>
          </table:table-cell>
          <table:table-cell table:style-name="ce1" office:value-type="string" table:number-columns-spanned="11" table:number-rows-spanned="1">
            <text:p>야 이것좀 java바</text:p>
          </table:table-cell>
          <table:covered-table-cell table:number-columns-repeated="10" table:style-name="ce6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/>
    <style:font-face style:name="나눔고딕1" svg:font-family="나눔고딕"/>
    <style:font-face style:name="돋움" svg:font-family="돋움"/>
    <style:font-face style:name="나눔고딕" svg:font-family="나눔고딕" style:font-family-generic="modern"/>
    <style:font-face style:name="?? ??" svg:font-family="'?? ??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middle"/>
      <style:text-properties fo:color="#000000" style:font-name="?? ??" style:font-name-asian="?? ??1" style:font-name-complex="?? ??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2020-05-12</text:date>, <text:time>19:03:3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meta:initial-creator>광호광호</meta:initial-creator>
    <meta:creation-date>2020-02-23T11:34:27Z</meta:creation-date>
    <dc:date>2020-05-12T19:03:37</dc:date>
    <meta:editing-cycles>20</meta:editing-cycles>
    <meta:editing-duration>PT41M12S</meta:editing-duration>
    <dc:creator>jaesuk joo</dc:creator>
    <meta:document-statistic meta:table-count="5" meta:cell-count="393" meta:object-count="0"/>
    <meta:user-defined meta:name=""/>
  </office:meta>
</office:document-meta>
</file>